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c3a" officeooo:paragraph-rsid="000bac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1:48:38.095255623</meta:creation-date>
    <meta:generator>LibreOffice/7.3.7.2$Linux_X86_64 LibreOffice_project/30$Build-2</meta:generator>
    <dc:date>2024-09-22T13:01:59.906565910</dc:date>
    <meta:editing-duration>PT1H2M3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